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Nested and multilevel if elsif statements</text:p>
      <text:p text:style-name="Preformatted_20_Text"/>
      <text:p text:style-name="Preformatted_20_Text">1) Write a program to output different messages when number is:</text:p>
      <text:p text:style-name="Preformatted_20_Text"><text:s text:c="3"/>a. Greater than 3</text:p>
      <text:p text:style-name="Preformatted_20_Text"><text:s text:c="3"/>b. Lesser than 3</text:p>
      <text:p text:style-name="Preformatted_20_Text"><text:s text:c="3"/>c. Or equal to 3</text:p>
      <text:p text:style-name="P1"><text:s text:c="3"/>d. Or when the user input is empty</text:p>
      <text:p text:style-name="Standard"/>
      <text:p text:style-name="Standard"/>
      <text:p text:style-name="Standard">god@god:~/Desktop$ gedit assignment3_8.sh &amp;</text:p>
      <text:p text:style-name="Standard">[2] 6291</text:p>
      <text:p text:style-name="Standard">[1] <text:s text:c="2"/>Done <text:s text:c="19"/>gedit assignment3_7.sh</text:p>
      <text:p text:style-name="Standard">god@god:~/Desktop$ chmod +x assignment3_8.sh</text:p>
      <text:p text:style-name="Standard">god@god:~/Desktop$ ./assignment3_8.sh</text:p>
      <text:p text:style-name="Standard">Number6</text:p>
      <text:p text:style-name="Standard">Greater than 3</text:p>
      <text:p text:style-name="Standard">god@god:~/Desktop$ ./assignment3_8.sh</text:p>
      <text:p text:style-name="Standard">Number3</text:p>
      <text:p text:style-name="Standard">Equal to 3</text:p>
      <text:p text:style-name="Standard">god@god:~/Desktop$ ./assignment3_8.sh</text:p>
      <text:p text:style-name="Standard">Number2</text:p>
      <text:p text:style-name="Standard">Lesser than 3</text:p>
      <text:p text:style-name="Standard">god@god:~/Desktop$ ./assignment3_8.sh</text:p>
      <text:p text:style-name="Standard">Number</text:p>
      <text:p text:style-name="Standard">./assignment3_8.sh: line 3: [: : integer expression expected</text:p>
      <text:p text:style-name="Standard">./assignment3_8.sh: line 5: [: : integer expression expected</text:p>
      <text:p text:style-name="Standard">./assignment3_8.sh: line 7: [: : integer expression expected</text:p>
      <text:p text:style-name="Standard">User input is empty</text:p>
      <text:p text:style-name="Standard">god@god:~/Desktop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22:14:28.824129252</meta:creation-date>
    <dc:date>2023-09-21T22:15:33.627870935</dc:date>
    <meta:editing-duration>PT1M5S</meta:editing-duration>
    <meta:editing-cycles>1</meta:editing-cycles>
    <meta:document-statistic meta:table-count="0" meta:image-count="0" meta:object-count="0" meta:page-count="1" meta:paragraph-count="26" meta:word-count="102" meta:character-count="776" meta:non-whitespace-character-count="666"/>
    <meta:generator>LibreOffice/6.4.7.2$Linux_X86_64 LibreOffice_project/40$Build-2</meta:generator>
  </office:meta>
</office:document-meta>
</file>